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BindingBase.getWidget( Widget widget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XPathBindingBas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applyLeniency(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PathBindingBase.getClass(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XPathBindingBa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saveFormToModel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XPathBindingBase.saveFormToModel( Widget frmModel , Object obj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BindingBase.loadFormFromModel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XPathBindingBase.makeJXPathContext( Object obj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XPathBindingBase.JXPathBinding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JXPathBindingBase( JXPathBindingBuilderBase . CommonAttributes common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setParent( 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ase.loadFormFromModel( Widget frmModel , Object obj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BindingBase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